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style style:name="P17" style:family="paragraph" style:parent-style-name="Text_20_body" style:list-style-name="L1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prehensive Analysis of PCI-DSS Requirement 7: <text:span text:style-name="Strong_20_Emphasis">Need-to-Know Access</text:span></text:h>
      <text:p text:style-name="Text_20_body"><text:span text:style-name="Strong_20_Emphasis">Purpose</text:span>: PCI-DSS Requirement 7 emphasizes the importance of controlling access to <text:span text:style-name="Strong_20_Emphasis">Cardholder Data (CHD)</text:span> by restricting access to individuals based on their job roles and responsibilities. It follows the <text:span text:style-name="Strong_20_Emphasis">Principle of Least Privilege (PoLP)</text:span>, ensuring that employees only have access to the information and systems necessary to perform their tasks.</text:p>
      <text:p text:style-name="Horizontal_20_Line"/>
      <text:h text:style-name="Heading_20_3" text:outline-level="3"><text:span text:style-name="Strong_20_Emphasis">Key Sub-Requirements of Requirement 7</text:span></text:h>
      <text:h text:style-name="Heading_20_4" text:outline-level="4"><text:span text:style-name="Strong_20_Emphasis">1. Limit Access to CHD and Systems to Required Individuals (7.1)</text:span></text:h>
      <text:list text:style-name="L1">
        <text:list-item>
          <text:p text:style-name="P1"><text:span text:style-name="Strong_20_Emphasis">Description</text:span>: Access to CHD and systems must be strictly limited to individuals who require it for their specific job functions. If an employee does not need access to sensitive data, it must be revoked or minimized.</text:p>
          <text:p text:style-name="P1"><text:span text:style-name="Strong_20_Emphasis">Action Steps</text:span>:</text:p>
          <text:list>
            <text:list-item>
              <text:p text:style-name="P2">Review each role in the organization and assign the minimum necessary privileges to perform job functions.</text:p>
            </text:list-item>
            <text:list-item>
              <text:p text:style-name="P1">Use technologies like <text:span text:style-name="Strong_20_Emphasis">Active Directory (AD)</text:span>, <text:span text:style-name="Strong_20_Emphasis">Lightweight Directory Access Protocol (LDAP)</text:span>, or <text:span text:style-name="Strong_20_Emphasis">Access Control Lists (ACLs)</text:span> to manage user access rights and privileges.</text:p>
            </text:list-item>
          </text:list>
          <text:p text:style-name="P1"><text:span text:style-name="Strong_20_Emphasis">Example</text:span>:</text:p>
          <text:list text:continue-numbering="true">
            <text:list-item>
              <text:p text:style-name="P1">If a customer support agent only needs to view the last four digits of a credit card, implement masking so they cannot view the entire <text:span text:style-name="Strong_20_Emphasis">Primary Account Number (PAN)</text:span>.</text:p>
            </text:list-item>
          </text:list>
          <text:p text:style-name="P1"><text:span text:style-name="Strong_20_Emphasis">Tools to Use</text:span>:</text:p>
          <text:list text:continue-numbering="true">
            <text:list-item>
              <text:p text:style-name="P1"><text:span text:style-name="Strong_20_Emphasis">Active Directory</text:span>, <text:span text:style-name="Strong_20_Emphasis">LDAP</text:span>, <text:span text:style-name="Strong_20_Emphasis">RBAC (Role-Based Access Control)</text:span> solutions.</text:p>
            </text:list-item>
          </text:list>
        </text:list-item>
      </text:list>
      <text:p text:style-name="Horizontal_20_Line"/>
      <text:h text:style-name="Heading_20_4" text:outline-level="4"><text:span text:style-name="Strong_20_Emphasis">2. Established Access Control Systems (7.2)</text:span></text:h>
      <text:list text:style-name="L2">
        <text:list-item>
          <text:p text:style-name="P3"><text:span text:style-name="Strong_20_Emphasis">Description</text:span>: Implement systems that enforce access control by default, ensuring that all access is role-based and denies all permissions until explicitly granted. Roles should be tied to job descriptions and responsibilities.</text:p>
          <text:p text:style-name="P3"><text:span text:style-name="Strong_20_Emphasis">Action Steps</text:span>:</text:p>
          <text:list>
            <text:list-item>
              <text:p text:style-name="P4">Define role-based access control (RBAC) policies for each job title within the organization.</text:p>
            </text:list-item>
            <text:list-item>
              <text:p text:style-name="P3">Ensure that all system components in the <text:span text:style-name="Strong_20_Emphasis">Cardholder Data Environment (CDE)</text:span> adhere to these access control policies.</text:p>
            </text:list-item>
          </text:list>
          <text:p text:style-name="P3"><text:span text:style-name="Strong_20_Emphasis">Example</text:span>:</text:p>
          <text:list text:continue-numbering="true">
            <text:list-item>
              <text:p text:style-name="P3">For an administrator responsible for managing the payment gateway, grant access only to the systems involved in processing payments, while denying access to other unrelated systems.</text:p>
            </text:list-item>
          </text:list>
          <text:p text:style-name="P3"><text:soft-page-break/><text:span text:style-name="Strong_20_Emphasis">Tools to Use</text:span>:</text:p>
          <text:list text:continue-numbering="true">
            <text:list-item>
              <text:p text:style-name="P3"><text:span text:style-name="Strong_20_Emphasis">Identity and Access Management (IAM)</text:span> tools, such as those in <text:span text:style-name="Strong_20_Emphasis">AWS IAM</text:span> or <text:span text:style-name="Strong_20_Emphasis">Azure AD</text:span>, can enforce access control policies.</text:p>
            </text:list-item>
          </text:list>
        </text:list-item>
      </text:list>
      <text:p text:style-name="Horizontal_20_Line"/>
      <text:h text:style-name="Heading_20_4" text:outline-level="4"><text:span text:style-name="Strong_20_Emphasis">3. Document and Enforce Policies and Procedures (7.3)</text:span></text:h>
      <text:list text:style-name="L3">
        <text:list-item>
          <text:p text:style-name="P5"><text:span text:style-name="Strong_20_Emphasis">Description</text:span>: Access control policies and procedures must be documented and enforced across the organization. These should be reviewed regularly to ensure that employees only have access to what they need to know.</text:p>
          <text:p text:style-name="P5"><text:span text:style-name="Strong_20_Emphasis">Action Steps</text:span>:</text:p>
          <text:list>
            <text:list-item>
              <text:p text:style-name="P6">Document all access control policies and ensure they are available to relevant personnel.</text:p>
            </text:list-item>
            <text:list-item>
              <text:p text:style-name="P5">Regularly audit user access rights and remove access for employees who no longer require it.</text:p>
            </text:list-item>
          </text:list>
          <text:p text:style-name="P5"><text:span text:style-name="Strong_20_Emphasis">Example</text:span>:</text:p>
          <text:list text:continue-numbering="true">
            <text:list-item>
              <text:p text:style-name="P5">When an employee changes roles or leaves the company, revoke their access to systems and data promptly, following the change management process.</text:p>
            </text:list-item>
          </text:list>
          <text:p text:style-name="P5"><text:span text:style-name="Strong_20_Emphasis">Tools to Use</text:span>:</text:p>
          <text:list text:continue-numbering="true">
            <text:list-item>
              <text:p text:style-name="P5"><text:span text:style-name="Strong_20_Emphasis">Audit tools</text:span> like <text:span text:style-name="Strong_20_Emphasis">Splunk</text:span> or <text:span text:style-name="Strong_20_Emphasis">LogRhythm</text:span> can help monitor access and generate reports on access violations.</text:p>
            </text:list-item>
          </text:list>
        </text:list-item>
      </text:list>
      <text:p text:style-name="Horizontal_20_Line"/>
      <text:h text:style-name="Heading_20_3" text:outline-level="3"><text:span text:style-name="Strong_20_Emphasis">Best Practices for Need-to-Know Access Control</text:span></text:h>
      <text:h text:style-name="Heading_20_4" text:outline-level="4"><text:span text:style-name="Strong_20_Emphasis">A. Implement the Principle of Least Privilege (PoLP)</text:span></text:h>
      <text:list text:style-name="L4">
        <text:list-item>
          <text:p text:style-name="P7">Ensure that employees are granted the minimum necessary access to perform their jobs.</text:p>
        </text:list-item>
      </text:list>
      <text:p text:style-name="Text_20_body"><text:span text:style-name="Strong_20_Emphasis">Example</text:span>: A financial analyst should not have access to the entire customer database, only the data they need for their analysis (e.g., transaction histories).</text:p>
      <text:h text:style-name="Heading_20_4" text:outline-level="4"><text:span text:style-name="Strong_20_Emphasis">B. Regular Access Reviews</text:span></text:h>
      <text:list text:style-name="L5">
        <text:list-item>
          <text:p text:style-name="P8">Perform regular access reviews and audits to ensure that access permissions align with current job responsibilities.</text:p>
        </text:list-item>
      </text:list>
      <text:p text:style-name="Text_20_body"><text:span text:style-name="Strong_20_Emphasis">Example</text:span>: Conduct quarterly audits of access privileges to identify and revoke unnecessary access permissions.</text:p>
      <text:h text:style-name="Heading_20_4" text:outline-level="4"><text:span text:style-name="Strong_20_Emphasis">C. Use of Masking and Tokenization</text:span></text:h>
      <text:list text:style-name="L6">
        <text:list-item>
          <text:p text:style-name="P9">Mask sensitive information like PANs, and use tokenization to replace sensitive data with non-sensitive equivalents.</text:p>
        </text:list-item>
      </text:list>
      <text:p text:style-name="Text_20_body"><text:span text:style-name="Strong_20_Emphasis">Example</text:span>: Tokenize PANs before storing them in the database, and show only the last four digits when displaying it to authorized users.</text:p>
      <text:p text:style-name="Horizontal_20_Line"><text:soft-page-break/></text:p>
      <text:h text:style-name="Heading_20_3" text:outline-level="3"><text:span text:style-name="Strong_20_Emphasis">Real-World Examples</text:span></text:h>
      <text:h text:style-name="Heading_20_4" text:outline-level="4"><text:span text:style-name="Strong_20_Emphasis">Scenario 1</text:span>: A customer support team handling disputes.</text:h>
      <text:list text:style-name="L7">
        <text:list-item>
          <text:p text:style-name="P11"><text:span text:style-name="Strong_20_Emphasis">Access Control</text:span>: The support team can only see the last four digits of the customer’s PAN and cannot view the full card number.</text:p>
        </text:list-item>
        <text:list-item>
          <text:p text:style-name="P10"><text:span text:style-name="Strong_20_Emphasis">Action</text:span>: Implement masking on all visible credit card fields and ensure that only authorized individuals can unmask the full PAN when required.</text:p>
        </text:list-item>
      </text:list>
      <text:h text:style-name="Heading_20_4" text:outline-level="4"><text:span text:style-name="Strong_20_Emphasis">Scenario 2</text:span>: Developers needing temporary access to production data.</text:h>
      <text:list text:style-name="L8">
        <text:list-item>
          <text:p text:style-name="P13"><text:span text:style-name="Strong_20_Emphasis">Access Control</text:span>: Developers should be given limited, time-bound access to specific production environments only during critical maintenance tasks.</text:p>
        </text:list-item>
        <text:list-item>
          <text:p text:style-name="P12"><text:span text:style-name="Strong_20_Emphasis">Action</text:span>: Use tools like <text:span text:style-name="Strong_20_Emphasis">AWS IAM</text:span> to grant temporary, time-limited access. All access must be logged, and any access granted should expire after a defined period.</text:p>
        </text:list-item>
      </text:list>
      <text:p text:style-name="Horizontal_20_Line"/>
      <text:h text:style-name="Heading_20_3" text:outline-level="3"><text:span text:style-name="Strong_20_Emphasis">Required Documentation for PCI-DSS Compliance</text:span></text:h>
      <text:list text:style-name="L9">
        <text:list-item>
          <text:p text:style-name="P14"><text:span text:style-name="Strong_20_Emphasis">Access Control Policy Document</text:span>:</text:p>
          <text:list>
            <text:list-item>
              <text:p text:style-name="P15"><text:span text:style-name="Strong_20_Emphasis">Purpose</text:span>: Defines how access control is applied across the organization, including roles and responsibilities.</text:p>
            </text:list-item>
            <text:list-item>
              <text:p text:style-name="P15"><text:span text:style-name="Strong_20_Emphasis">Content</text:span>:</text:p>
              <text:list>
                <text:list-item>
                  <text:p text:style-name="P15">Definition of roles and associated access permissions.</text:p>
                </text:list-item>
                <text:list-item>
                  <text:p text:style-name="P15">Guidelines for revoking access when no longer required.</text:p>
                </text:list-item>
                <text:list-item>
                  <text:p text:style-name="P15">Procedures for regularly auditing access rights.</text:p>
                </text:list-item>
              </text:list>
            </text:list-item>
          </text:list>
        </text:list-item>
        <text:list-item>
          <text:p text:style-name="P14"><text:span text:style-name="Strong_20_Emphasis">User Access Management Procedure</text:span>:</text:p>
          <text:list>
            <text:list-item>
              <text:p text:style-name="P15"><text:span text:style-name="Strong_20_Emphasis">Purpose</text:span>: Describes the process for granting, reviewing, and revoking user access.</text:p>
            </text:list-item>
            <text:list-item>
              <text:p text:style-name="P15"><text:span text:style-name="Strong_20_Emphasis">Content</text:span>:</text:p>
              <text:list>
                <text:list-item>
                  <text:p text:style-name="P15">Steps for requesting access.</text:p>
                </text:list-item>
                <text:list-item>
                  <text:p text:style-name="P15">Process for approval of access requests.</text:p>
                </text:list-item>
                <text:list-item>
                  <text:p text:style-name="P15">Guidelines for revoking access (e.g., upon employee termination or role change).</text:p>
                </text:list-item>
              </text:list>
            </text:list-item>
          </text:list>
        </text:list-item>
        <text:list-item>
          <text:p text:style-name="P14"><text:span text:style-name="Strong_20_Emphasis">Change Management Policy</text:span>:</text:p>
          <text:list>
            <text:list-item>
              <text:p text:style-name="P15"><text:span text:style-name="Strong_20_Emphasis">Purpose</text:span>: Defines how changes to access control policies are managed.</text:p>
            </text:list-item>
            <text:list-item>
              <text:p text:style-name="P15"><text:span text:style-name="Strong_20_Emphasis">Content</text:span>:</text:p>
              <text:list>
                <text:list-item>
                  <text:p text:style-name="P15">Procedure for making changes to access control settings.</text:p>
                </text:list-item>
                <text:list-item>
                  <text:p text:style-name="P14">Change logging and approval process.</text:p>
                </text:list-item>
              </text:list>
            </text:list-item>
          </text:list>
        </text:list-item>
      </text:list>
      <text:p text:style-name="Horizontal_20_Line"/>
      <text:h text:style-name="Heading_20_3" text:outline-level="3"><text:span text:style-name="Strong_20_Emphasis">Key Tools for Implementation</text:span></text:h>
      <text:list text:style-name="L10">
        <text:list-item>
          <text:p text:style-name="P17"><text:span text:style-name="Strong_20_Emphasis">Active Directory (AD) or LDAP</text:span>:</text:p>
          <text:list>
            <text:list-item>
              <text:p text:style-name="P17">Use these systems to control access to CHD based on job roles. Implement group policies to enforce PoLP.</text:p>
            </text:list-item>
          </text:list>
        </text:list-item>
        <text:list-item>
          <text:p text:style-name="P17"><text:soft-page-break/><text:span text:style-name="Strong_20_Emphasis">Audit and Monitoring Tools</text:span>:</text:p>
          <text:list>
            <text:list-item>
              <text:p text:style-name="P17"><text:span text:style-name="Strong_20_Emphasis">Splunk</text:span>, <text:span text:style-name="Strong_20_Emphasis">Graylog</text:span>, or <text:span text:style-name="Strong_20_Emphasis">SIEM</text:span> tools can monitor access to CHD, logging user activity and flagging unauthorized access attempts.</text:p>
            </text:list-item>
          </text:list>
        </text:list-item>
        <text:list-item>
          <text:p text:style-name="P17"><text:span text:style-name="Strong_20_Emphasis">Tokenization and Masking Solutions</text:span>:</text:p>
          <text:list>
            <text:list-item>
              <text:p text:style-name="P16">Use tokenization services or libraries (such as <text:span text:style-name="Strong_20_Emphasis">AWS KMS</text:span>) to protect sensitive data like PANs, while showing only masked versions to users who do not need full access.</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0:13:05.109000000</meta:creation-date>
    <dc:date>2024-10-10T20:13:25.033000000</dc:date>
    <meta:editing-duration>PT20S</meta:editing-duration>
    <meta:editing-cycles>1</meta:editing-cycles>
    <meta:document-statistic meta:table-count="0" meta:image-count="0" meta:object-count="0" meta:page-count="4" meta:paragraph-count="72" meta:word-count="903" meta:character-count="5773" meta:non-whitespace-character-count="4996"/>
    <meta:generator>LibreOffice/24.2.5.2$Windows_X86_64 LibreOffice_project/bffef4ea93e59bebbeaf7f431bb02b1a39ee8a59</meta:generator>
  </office:meta>
</office:document-meta>
</file>